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 style:list-style-name="L2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fo:min-height="13.114cm"/>
    </style:style>
    <style:style style:name="pr4" style:family="presentation" style:parent-style-name="Human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Urquell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Urquell is a functional programming language whose programs are expressed as a URL</text:p>
            <text:p text:style-name="P1"/>
            <text:p text:style-name="P1"><text:span text:style-name="T1">http://urquell-fn.appspot.com/lib/echo/hello/worl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A function name is a URL</text:span></text:p>
            <text:p text:style-name="P1"><text:span text:style-name="T1"/></text:p>
            <text:p text:style-name="P1"><text:span text:style-name="T1">http://urquell-fn.appspot.com/lib/ad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Urquell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Uses pure functions</text:p>
            <text:p text:style-name="P1"/>
            <text:p text:style-name="P1">http://<text:span text:style-name="T1">urquell-fn.appspot</text:span>.com/lib/add/6/4</text:p>
            <text:p text:style-name="P1">http://<text:span text:style-name="T1">urquell-fn.appspot</text:span>.com/lib/sub/6/4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Functions can be partially applied</text:span></text:p>
            <text:p text:style-name="P1"><text:span text:style-name="T1"/></text:p>
            <text:p text:style-name="P1"><text:span text:style-name="T1">http://urquell-fn.appspot</text:span><text:span text:style-name="T1">.com/add/1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Functions will cache their return value in the App Engine memcach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09-02T21:57:48</meta:creation-date>
    <dc:date>2009-07-13T13:04:36</dc:date>
    <dc:language>fi-FI</dc:language>
    <meta:editing-cycles>7</meta:editing-cycles>
    <meta:editing-duration>PT01H39M20S</meta:editing-duration>
    <meta:document-statistic meta:object-count="4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GB/presnt/Human.otp" meta:date="2008-09-02T21:57:26"/>
  </office:meta>
</office:document-meta>
</file>